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4.94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1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/>
          <table:table-cell office:value-type="string" calcext:value-type="string">
            <text:p>; startup routine for brownie testben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; written by Hirofumi IWAT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; All Rights Reserved 2008. ASIP Solutions, In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define SP r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section<text:tab/>.rod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startup_consts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long<text:tab/>_sp_d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section<text:tab/>.d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section<text:tab/>.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align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globl<text:tab/>_sta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type<text:tab/>_start, @fun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start:</text:p>
          </table:table-cell>
        </table:table-row>
        <table:table-row table:style-name="ro1">
          <table:table-cell table:formula="of:=DEC2HEX(0;4)" office:value-type="string" office:string-value="0000" calcext:value-type="string">
            <text:p>0000</text:p>
          </table:table-cell>
          <table:table-cell office:value-type="float" office:value="10420" calcext:value-type="float">
            <text:p>00010420</text:p>
          </table:table-cell>
          <table:table-cell/>
          <table:table-cell office:value-type="string" calcext:value-type="string">
            <text:p><text:tab/>addi<text:tab/>r16, r0, <text:s/>%hi(_startup_consts)</text:p>
          </table:table-cell>
        </table:table-row>
        <table:table-row table:style-name="ro1">
          <table:table-cell table:formula="of:=DEC2HEX(HEX2DEC([.A14])+4;4)" office:value-type="string" office:string-value="0004" calcext:value-type="string">
            <text:p>0004</text:p>
          </table:table-cell>
          <table:table-cell office:value-type="float" office:value="8428" calcext:value-type="float">
            <text:p>00008428</text:p>
          </table:table-cell>
          <table:table-cell/>
          <table:table-cell office:value-type="string" calcext:value-type="string">
            <text:p><text:tab/>lsoi<text:tab/>r16, r16, %lo(_startup_consts)</text:p>
          </table:table-cell>
        </table:table-row>
        <table:table-row table:style-name="ro1">
          <table:table-cell table:formula="of:=DEC2HEX(HEX2DEC([.A15])+4;4)" office:value-type="string" office:string-value="0008" calcext:value-type="string">
            <text:p>0008</text:p>
          </table:table-cell>
          <table:table-cell office:value-type="float" office:value="8144" calcext:value-type="float">
            <text:p>00008144</text:p>
          </table:table-cell>
          <table:table-cell/>
          <table:table-cell office:value-type="string" calcext:value-type="string">
            <text:p><text:tab/>lw<text:tab/>r5, <text:s/>0(r16)<text:tab/><text:tab/><text:tab/>; load stack pointer</text:p>
          </table:table-cell>
        </table:table-row>
        <table:table-row table:style-name="ro1">
          <table:table-cell table:formula="of:=DEC2HEX(HEX2DEC([.A16])+4;4)" office:value-type="string" office:string-value="000C" calcext:value-type="string">
            <text:p>000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s text:c="8"/>nop</text:p>
          </table:table-cell>
        </table:table-row>
        <table:table-row table:style-name="ro1">
          <table:table-cell table:formula="of:=DEC2HEX(HEX2DEC([.A17])+4;4)" office:value-type="string" office:string-value="0010" calcext:value-type="string">
            <text:p>0010</text:p>
          </table:table-cell>
          <table:table-cell office:value-type="float" office:value="420" calcext:value-type="float">
            <text:p>00000420</text:p>
          </table:table-cell>
          <table:table-cell/>
          <table:table-cell office:value-type="string" calcext:value-type="string">
            <text:p><text:tab/>addi<text:tab/>r16, r0, <text:s/>%hi(_main)</text:p>
          </table:table-cell>
        </table:table-row>
        <table:table-row table:style-name="ro1">
          <table:table-cell table:formula="of:=DEC2HEX(HEX2DEC([.A18])+4;4)" office:value-type="string" office:string-value="0014" calcext:value-type="string">
            <text:p>0014</text:p>
          </table:table-cell>
          <table:table-cell office:value-type="string" calcext:value-type="string">
            <text:p>003C8428</text:p>
          </table:table-cell>
          <table:table-cell/>
          <table:table-cell office:value-type="string" calcext:value-type="string">
            <text:p><text:tab/>lsoi<text:tab/>r16, r16, %lo(_main)</text:p>
          </table:table-cell>
        </table:table-row>
        <table:table-row table:style-name="ro1">
          <table:table-cell table:formula="of:=DEC2HEX(HEX2DEC([.A19])+4;4)" office:value-type="string" office:string-value="0018" calcext:value-type="string">
            <text:p>0018</text:p>
          </table:table-cell>
          <table:table-cell office:value-type="float" office:value="42961" calcext:value-type="float">
            <text:p>00042961</text:p>
          </table:table-cell>
          <table:table-cell/>
          <table:table-cell office:value-type="string" calcext:value-type="string">
            <text:p><text:tab/>subi<text:tab/>r5, r5, #4<text:tab/><text:tab/><text:tab/>; push link reg</text:p>
          </table:table-cell>
        </table:table-row>
        <table:table-row table:style-name="ro1">
          <table:table-cell table:formula="of:=DEC2HEX(HEX2DEC([.A20])+4;4)" office:value-type="string" office:string-value="001C" calcext:value-type="string">
            <text:p>001C</text:p>
          </table:table-cell>
          <table:table-cell office:value-type="float" office:value="1947" calcext:value-type="float">
            <text:p>00001947</text:p>
          </table:table-cell>
          <table:table-cell/>
          <table:table-cell office:value-type="string" calcext:value-type="string">
            <text:p><text:tab/>sw<text:tab/>(r5), r3</text:p>
          </table:table-cell>
        </table:table-row>
        <table:table-row table:style-name="ro1">
          <table:table-cell table:formula="of:=DEC2HEX(HEX2DEC([.A21])+4;4)" office:value-type="string" office:string-value="0020" calcext:value-type="string">
            <text:p>002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s text:c="8"/>nop</text:p>
          </table:table-cell>
        </table:table-row>
        <table:table-row table:style-name="ro1">
          <table:table-cell table:formula="of:=DEC2HEX(HEX2DEC([.A22])+4;4)" office:value-type="string" office:string-value="0024" calcext:value-type="string">
            <text:p>0024</text:p>
          </table:table-cell>
          <table:table-cell office:value-type="float" office:value="3000863" calcext:value-type="float">
            <text:p>03000863</text:p>
          </table:table-cell>
          <table:table-cell/>
          <table:table-cell office:value-type="string" calcext:value-type="string">
            <text:p><text:tab/>ori<text:tab/>r1, r1, #0x00000300<text:tab/><text:tab/>; enable interrupt</text:p>
          </table:table-cell>
        </table:table-row>
        <table:table-row table:style-name="ro1">
          <table:table-cell table:formula="of:=DEC2HEX(HEX2DEC([.A23])+4;4)" office:value-type="string" office:string-value="0028" calcext:value-type="string">
            <text:p>0028</text:p>
          </table:table-cell>
          <table:table-cell office:value-type="string" calcext:value-type="string">
            <text:p>0000040F</text:p>
          </table:table-cell>
          <table:table-cell/>
          <table:table-cell office:value-type="string" calcext:value-type="string">
            <text:p><text:tab/>jprl<text:tab/>r16</text:p>
          </table:table-cell>
        </table:table-row>
        <table:table-row table:style-name="ro1">
          <table:table-cell table:formula="of:=DEC2HEX(HEX2DEC([.A24])+4;4)" office:value-type="string" office:string-value="002C" calcext:value-type="string">
            <text:p>002C</text:p>
          </table:table-cell>
          <table:table-cell office:value-type="string" calcext:value-type="string">
            <text:p>000028C4</text:p>
          </table:table-cell>
          <table:table-cell/>
          <table:table-cell office:value-type="string" calcext:value-type="string">
            <text:p><text:tab/>lw<text:tab/>r3, (r5)<text:tab/><text:tab/><text:tab/>; pop link reg</text:p>
          </table:table-cell>
        </table:table-row>
        <table:table-row table:style-name="ro1">
          <table:table-cell table:formula="of:=DEC2HEX(HEX2DEC([.A25])+4;4)" office:value-type="string" office:string-value="0030" calcext:value-type="string">
            <text:p>003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s text:c="8"/>nop</text:p>
          </table:table-cell>
        </table:table-row>
        <table:table-row table:style-name="ro1">
          <table:table-cell table:formula="of:=DEC2HEX(HEX2DEC([.A26])+4;4)" office:value-type="string" office:string-value="0034" calcext:value-type="string">
            <text:p>0034</text:p>
          </table:table-cell>
          <table:table-cell office:value-type="float" office:value="42960" calcext:value-type="float">
            <text:p>00042960</text:p>
          </table:table-cell>
          <table:table-cell/>
          <table:table-cell office:value-type="string" calcext:value-type="string">
            <text:p><text:tab/>addi<text:tab/>r5, r5, #4</text:p>
          </table:table-cell>
        </table:table-row>
        <table:table-row table:style-name="ro1">
          <table:table-cell table:formula="of:=DEC2HEX(HEX2DEC([.A27])+4;4)" office:value-type="string" office:string-value="0038" calcext:value-type="string">
            <text:p>0038</text:p>
          </table:table-cell>
          <table:table-cell office:value-type="string" calcext:value-type="string">
            <text:p>0000000D</text:p>
          </table:table-cell>
          <table:table-cell/>
          <table:table-cell office:value-type="string" calcext:value-type="string">
            <text:p><text:tab/>trap<text:tab/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align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globl<text:tab/>_ma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type<text:tab/>_main, @fun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main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; <text:s/>Function 'main'; 12 bytes of locals, 0 regs to save, 0 byte of out. args. size.</text:p>
          </table:table-cell>
        </table:table-row>
        <table:table-row table:style-name="ro1">
          <table:table-cell table:formula="of:=DEC2HEX(HEX2DEC([.A28])+4;4)" office:value-type="string" office:string-value="003C" calcext:value-type="string">
            <text:p>003C</text:p>
          </table:table-cell>
          <table:table-cell office:value-type="string" calcext:value-type="string">
            <text:p>FFFC1947</text:p>
          </table:table-cell>
          <table:table-cell/>
          <table:table-cell office:value-type="string" calcext:value-type="string">
            <text:p><text:tab/>sw<text:tab/>-4(r5),r3<text:tab/>; push LinkRegister(r3)</text:p>
          </table:table-cell>
        </table:table-row>
        <table:table-row table:style-name="ro1">
          <table:table-cell table:formula="of:=DEC2HEX(HEX2DEC([.A34])+4;4)" office:value-type="string" office:string-value="0040" calcext:value-type="string">
            <text:p>004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35])+4;4)" office:value-type="string" office:string-value="0044" calcext:value-type="string">
            <text:p>0044</text:p>
          </table:table-cell>
          <table:table-cell office:value-type="string" calcext:value-type="string">
            <text:p>FFF82147</text:p>
          </table:table-cell>
          <table:table-cell/>
          <table:table-cell office:value-type="string" calcext:value-type="string">
            <text:p><text:tab/>sw<text:tab/>-8(r5),r4<text:tab/>; push FrameRegister(r4)</text:p>
          </table:table-cell>
        </table:table-row>
        <table:table-row table:style-name="ro1">
          <table:table-cell table:formula="of:=DEC2HEX(HEX2DEC([.A36])+4;4)" office:value-type="string" office:string-value="0048" calcext:value-type="string">
            <text:p>004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37])+4;4)" office:value-type="string" office:string-value="004C" calcext:value-type="string">
            <text:p>004C</text:p>
          </table:table-cell>
          <table:table-cell office:value-type="string" calcext:value-type="string">
            <text:p>FFF82920</text:p>
          </table:table-cell>
          <table:table-cell/>
          <table:table-cell office:value-type="string" calcext:value-type="string">
            <text:p><text:tab/>addi<text:tab/>r4, r5,#-8<text:tab/>; FramePtr = StackPtr-8</text:p>
          </table:table-cell>
        </table:table-row>
        <table:table-row table:style-name="ro1">
          <table:table-cell table:formula="of:=DEC2HEX(HEX2DEC([.A38])+4;4)" office:value-type="string" office:string-value="0050" calcext:value-type="string">
            <text:p>0050</text:p>
          </table:table-cell>
          <table:table-cell office:value-type="string" calcext:value-type="string">
            <text:p>FFEC2960</text:p>
          </table:table-cell>
          <table:table-cell/>
          <table:table-cell office:value-type="string" calcext:value-type="string">
            <text:p><text:tab/>addi<text:tab/>r5,r5,#-20<text:tab/>; alloc local storage</text:p>
          </table:table-cell>
        </table:table-row>
        <table:table-row table:style-name="ro1">
          <table:table-cell table:formula="of:=DEC2HEX(HEX2DEC([.A39])+4;4)" office:value-type="string" office:string-value="0054" calcext:value-type="string">
            <text:p>0054</text:p>
          </table:table-cell>
          <table:table-cell office:value-type="string" calcext:value-type="string">
            <text:p>010001A0</text:p>
          </table:table-cell>
          <table:table-cell/>
          <table:table-cell office:value-type="string" calcext:value-type="string">
            <text:p><text:tab/>addi<text:tab/>r6,r0,#256</text:p>
          </table:table-cell>
        </table:table-row>
        <table:table-row table:style-name="ro1">
          <table:table-cell table:formula="of:=DEC2HEX(HEX2DEC([.A40])+4;4)" office:value-type="string" office:string-value="0058" calcext:value-type="string">
            <text:p>0058</text:p>
          </table:table-cell>
          <table:table-cell office:value-type="string" calcext:value-type="string">
            <text:p>000031A8</text:p>
          </table:table-cell>
          <table:table-cell/>
          <table:table-cell office:value-type="string" calcext:value-type="string">
            <text:p><text:tab/>lsoi<text:tab/>r6,r6,#0</text:p>
          </table:table-cell>
        </table:table-row>
        <table:table-row table:style-name="ro1">
          <table:table-cell table:formula="of:=DEC2HEX(HEX2DEC([.A41])+4;4)" office:value-type="string" office:string-value="005C" calcext:value-type="string">
            <text:p>005C</text:p>
          </table:table-cell>
          <table:table-cell office:value-type="string" calcext:value-type="string">
            <text:p>FFF43107</text:p>
          </table:table-cell>
          <table:table-cell/>
          <table:table-cell office:value-type="string" calcext:value-type="string">
            <text:p><text:tab/>sw<text:tab/>-12(r4),r6</text:p>
          </table:table-cell>
        </table:table-row>
        <table:table-row table:style-name="ro1">
          <table:table-cell table:formula="of:=DEC2HEX(HEX2DEC([.A42])+4;4)" office:value-type="string" office:string-value="0060" calcext:value-type="string">
            <text:p>006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43])+4;4)" office:value-type="string" office:string-value="0064" calcext:value-type="string">
            <text:p>0064</text:p>
          </table:table-cell>
          <table:table-cell office:value-type="string" calcext:value-type="string">
            <text:p>185A01A0</text:p>
          </table:table-cell>
          <table:table-cell/>
          <table:table-cell office:value-type="string" calcext:value-type="string">
            <text:p><text:tab/>addi<text:tab/>r6,r0,#6234</text:p>
          </table:table-cell>
        </table:table-row>
        <table:table-row table:style-name="ro1">
          <table:table-cell table:formula="of:=DEC2HEX(HEX2DEC([.A44])+4;4)" office:value-type="string" office:string-value="0068" calcext:value-type="string">
            <text:p>0068</text:p>
          </table:table-cell>
          <table:table-cell office:value-type="string" calcext:value-type="string">
            <text:p>FFF83107</text:p>
          </table:table-cell>
          <table:table-cell/>
          <table:table-cell office:value-type="string" calcext:value-type="string">
            <text:p><text:tab/>sw<text:tab/>-8(r4),r6</text:p>
          </table:table-cell>
        </table:table-row>
        <table:table-row table:style-name="ro1">
          <table:table-cell table:formula="of:=DEC2HEX(HEX2DEC([.A45])+4;4)" office:value-type="string" office:string-value="006C" calcext:value-type="string">
            <text:p>006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46])+4;4)" office:value-type="string" office:string-value="0070" calcext:value-type="string">
            <text:p>0070</text:p>
          </table:table-cell>
          <table:table-cell office:value-type="string" calcext:value-type="string">
            <text:p>FFF821C4</text:p>
          </table:table-cell>
          <table:table-cell/>
          <table:table-cell office:value-type="string" calcext:value-type="string">
            <text:p><text:tab/>lw<text:tab/>r7,-8(r4)</text:p>
          </table:table-cell>
        </table:table-row>
        <table:table-row table:style-name="ro1">
          <table:table-cell table:formula="of:=DEC2HEX(HEX2DEC([.A47])+4;4)" office:value-type="string" office:string-value="0074" calcext:value-type="string">
            <text:p>0074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48])+4;4)" office:value-type="string" office:string-value="0078" calcext:value-type="string">
            <text:p>007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49])+4;4)" office:value-type="string" office:string-value="007C" calcext:value-type="string">
            <text:p>007C</text:p>
          </table:table-cell>
          <table:table-cell office:value-type="string" calcext:value-type="string">
            <text:p>03E801A0</text:p>
          </table:table-cell>
          <table:table-cell/>
          <table:table-cell office:value-type="string" calcext:value-type="string">
            <text:p><text:tab/>addi<text:tab/>r6,r0,#1000</text:p>
          </table:table-cell>
        </table:table-row>
        <table:table-row table:style-name="ro1">
          <table:table-cell table:formula="of:=DEC2HEX(HEX2DEC([.A50])+4;4)" office:value-type="string" office:string-value="0080" calcext:value-type="string">
            <text:p>0080</text:p>
          </table:table-cell>
          <table:table-cell office:value-type="string" calcext:value-type="string">
            <text:p>398C00C1</text:p>
          </table:table-cell>
          <table:table-cell/>
          <table:table-cell office:value-type="string" calcext:value-type="string">
            <text:p><text:tab/>div<text:tab/>r6,r7,r6</text:p>
          </table:table-cell>
        </table:table-row>
        <table:table-row table:style-name="ro1">
          <table:table-cell table:formula="of:=DEC2HEX(HEX2DEC([.A51])+4;4)" office:value-type="string" office:string-value="0084" calcext:value-type="string">
            <text:p>0084</text:p>
          </table:table-cell>
          <table:table-cell office:value-type="string" calcext:value-type="string">
            <text:p>FFFC3107</text:p>
          </table:table-cell>
          <table:table-cell/>
          <table:table-cell office:value-type="string" calcext:value-type="string">
            <text:p><text:tab/>sw<text:tab/>-4(r4),r6</text:p>
          </table:table-cell>
        </table:table-row>
        <table:table-row table:style-name="ro1">
          <table:table-cell table:formula="of:=DEC2HEX(HEX2DEC([.A52])+4;4)" office:value-type="string" office:string-value="0088" calcext:value-type="string">
            <text:p>008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53])+4;4)" office:value-type="string" office:string-value="008C" calcext:value-type="string">
            <text:p>008C</text:p>
          </table:table-cell>
          <table:table-cell office:value-type="string" calcext:value-type="string">
            <text:p>FFFC2184</text:p>
          </table:table-cell>
          <table:table-cell/>
          <table:table-cell office:value-type="string" calcext:value-type="string">
            <text:p><text:tab/>lw<text:tab/>r6,-4(r4)</text:p>
          </table:table-cell>
        </table:table-row>
        <table:table-row table:style-name="ro1">
          <table:table-cell table:formula="of:=DEC2HEX(HEX2DEC([.A54])+4;4)" office:value-type="string" office:string-value="0090" calcext:value-type="string">
            <text:p>009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55])+4;4)" office:value-type="string" office:string-value="0094" calcext:value-type="string">
            <text:p>0094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56])+4;4)" office:value-type="string" office:string-value="0098" calcext:value-type="string">
            <text:p>0098</text:p>
          </table:table-cell>
          <table:table-cell office:value-type="float" office:value="3031" calcext:value-type="float">
            <text:p>00003031</text:p>
          </table:table-cell>
          <table:table-cell/>
          <table:table-cell office:value-type="string" calcext:value-type="string">
            <text:p><text:tab/>addi<text:tab/>r7,r6,#48</text:p>
          </table:table-cell>
        </table:table-row>
        <table:table-row table:style-name="ro1">
          <table:table-cell table:formula="of:=DEC2HEX(HEX2DEC([.A57])+4;4)" office:value-type="string" office:string-value="009C" calcext:value-type="string">
            <text:p>009C</text:p>
          </table:table-cell>
          <table:table-cell office:value-type="string" calcext:value-type="string">
            <text:p>FFF42184</text:p>
          </table:table-cell>
          <table:table-cell/>
          <table:table-cell office:value-type="string" calcext:value-type="string">
            <text:p><text:tab/>lw<text:tab/>r6,-12(r4)</text:p>
          </table:table-cell>
        </table:table-row>
        <table:table-row table:style-name="ro1">
          <table:table-cell table:formula="of:=DEC2HEX(HEX2DEC([.A58])+4;4)" office:value-type="string" office:string-value="00A0" calcext:value-type="string">
            <text:p>00A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59])+4;4)" office:value-type="string" office:string-value="00A4" calcext:value-type="string">
            <text:p>00A4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60])+4;4)" office:value-type="string" office:string-value="00A8" calcext:value-type="string">
            <text:p>00A8</text:p>
          </table:table-cell>
          <table:table-cell office:value-type="float" office:value="3987" calcext:value-type="float">
            <text:p>00003987</text:p>
          </table:table-cell>
          <table:table-cell/>
          <table:table-cell office:value-type="string" calcext:value-type="string">
            <text:p><text:tab/>sw<text:tab/>(r6),r7</text:p>
          </table:table-cell>
        </table:table-row>
        <table:table-row table:style-name="ro1">
          <table:table-cell table:formula="of:=DEC2HEX(HEX2DEC([.A61])+4;4)" office:value-type="string" office:string-value="00AC" calcext:value-type="string">
            <text:p>00A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62])+4;4)" office:value-type="string" office:string-value="00B0" calcext:value-type="string">
            <text:p>00B0</text:p>
          </table:table-cell>
          <table:table-cell office:value-type="string" calcext:value-type="string">
            <text:p>FFF821C4</text:p>
          </table:table-cell>
          <table:table-cell/>
          <table:table-cell office:value-type="string" calcext:value-type="string">
            <text:p><text:tab/>lw<text:tab/>r7,-8(r4)</text:p>
          </table:table-cell>
        </table:table-row>
        <table:table-row table:style-name="ro1">
          <table:table-cell table:formula="of:=DEC2HEX(HEX2DEC([.A63])+4;4)" office:value-type="string" office:string-value="00B4" calcext:value-type="string">
            <text:p>00B4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64])+4;4)" office:value-type="string" office:string-value="00B8" calcext:value-type="string">
            <text:p>00B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65])+4;4)" office:value-type="string" office:string-value="00BC" calcext:value-type="string">
            <text:p>00BC</text:p>
          </table:table-cell>
          <table:table-cell office:value-type="string" calcext:value-type="string">
            <text:p>03E801A0</text:p>
          </table:table-cell>
          <table:table-cell/>
          <table:table-cell office:value-type="string" calcext:value-type="string">
            <text:p><text:tab/>addi<text:tab/>r6,r0,#1000</text:p>
          </table:table-cell>
        </table:table-row>
        <table:table-row table:style-name="ro1">
          <table:table-cell table:formula="of:=DEC2HEX(HEX2DEC([.A66])+4;4)" office:value-type="string" office:string-value="00C0" calcext:value-type="string">
            <text:p>00C0</text:p>
          </table:table-cell>
          <table:table-cell office:value-type="string" calcext:value-type="string">
            <text:p>398C0101</text:p>
          </table:table-cell>
          <table:table-cell/>
          <table:table-cell office:value-type="string" calcext:value-type="string">
            <text:p><text:tab/>mod<text:tab/>r6,r7,r6</text:p>
          </table:table-cell>
        </table:table-row>
        <table:table-row table:style-name="ro1">
          <table:table-cell table:formula="of:=DEC2HEX(HEX2DEC([.A67])+4;4)" office:value-type="string" office:string-value="00C4" calcext:value-type="string">
            <text:p>00C4</text:p>
          </table:table-cell>
          <table:table-cell office:value-type="string" calcext:value-type="string">
            <text:p>FFF83107</text:p>
          </table:table-cell>
          <table:table-cell/>
          <table:table-cell office:value-type="string" calcext:value-type="string">
            <text:p><text:tab/>sw<text:tab/>-8(r4),r6</text:p>
          </table:table-cell>
        </table:table-row>
        <table:table-row table:style-name="ro1">
          <table:table-cell table:formula="of:=DEC2HEX(HEX2DEC([.A68])+4;4)" office:value-type="string" office:string-value="00C8" calcext:value-type="string">
            <text:p>00C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69])+4;4)" office:value-type="string" office:string-value="00CC" calcext:value-type="string">
            <text:p>00CC</text:p>
          </table:table-cell>
          <table:table-cell office:value-type="string" calcext:value-type="string">
            <text:p>FFF821C4</text:p>
          </table:table-cell>
          <table:table-cell/>
          <table:table-cell office:value-type="string" calcext:value-type="string">
            <text:p><text:tab/>lw<text:tab/>r7,-8(r4)</text:p>
          </table:table-cell>
        </table:table-row>
        <table:table-row table:style-name="ro1">
          <table:table-cell table:formula="of:=DEC2HEX(HEX2DEC([.A70])+4;4)" office:value-type="string" office:string-value="00D0" calcext:value-type="string">
            <text:p>00D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71])+4;4)" office:value-type="string" office:string-value="00D4" calcext:value-type="string">
            <text:p>00D4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72])+4;4)" office:value-type="string" office:string-value="00D8" calcext:value-type="string">
            <text:p>00D8</text:p>
          </table:table-cell>
          <table:table-cell office:value-type="string" calcext:value-type="string">
            <text:p>006401A0</text:p>
          </table:table-cell>
          <table:table-cell/>
          <table:table-cell office:value-type="string" calcext:value-type="string">
            <text:p><text:tab/>addi<text:tab/>r6,r0,#100</text:p>
          </table:table-cell>
        </table:table-row>
        <table:table-row table:style-name="ro1">
          <table:table-cell table:formula="of:=DEC2HEX(HEX2DEC([.A73])+4;4)" office:value-type="string" office:string-value="00DC" calcext:value-type="string">
            <text:p>00DC</text:p>
          </table:table-cell>
          <table:table-cell office:value-type="string" calcext:value-type="string">
            <text:p>398C00C1</text:p>
          </table:table-cell>
          <table:table-cell/>
          <table:table-cell office:value-type="string" calcext:value-type="string">
            <text:p><text:tab/>div<text:tab/>r6,r7,r6</text:p>
          </table:table-cell>
        </table:table-row>
        <table:table-row table:style-name="ro1">
          <table:table-cell table:formula="of:=DEC2HEX(HEX2DEC([.A74])+4;4)" office:value-type="string" office:string-value="00E0" calcext:value-type="string">
            <text:p>00E0</text:p>
          </table:table-cell>
          <table:table-cell office:value-type="string" calcext:value-type="string">
            <text:p>FFFC3107</text:p>
          </table:table-cell>
          <table:table-cell/>
          <table:table-cell office:value-type="string" calcext:value-type="string">
            <text:p><text:tab/>sw<text:tab/>-4(r4),r6</text:p>
          </table:table-cell>
        </table:table-row>
        <table:table-row table:style-name="ro1">
          <table:table-cell table:formula="of:=DEC2HEX(HEX2DEC([.A75])+4;4)" office:value-type="string" office:string-value="00E4" calcext:value-type="string">
            <text:p>00E4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76])+4;4)" office:value-type="string" office:string-value="00E8" calcext:value-type="string">
            <text:p>00E8</text:p>
          </table:table-cell>
          <table:table-cell office:value-type="string" calcext:value-type="string">
            <text:p>FFFC2184</text:p>
          </table:table-cell>
          <table:table-cell/>
          <table:table-cell office:value-type="string" calcext:value-type="string">
            <text:p><text:tab/>lw<text:tab/>r6,-4(r4)</text:p>
          </table:table-cell>
        </table:table-row>
        <table:table-row table:style-name="ro1">
          <table:table-cell table:formula="of:=DEC2HEX(HEX2DEC([.A77])+4;4)" office:value-type="string" office:string-value="00EC" calcext:value-type="string">
            <text:p>00E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78])+4;4)" office:value-type="string" office:string-value="00F0" calcext:value-type="string">
            <text:p>00F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79])+4;4)" office:value-type="string" office:string-value="00F4" calcext:value-type="string">
            <text:p>00F4</text:p>
          </table:table-cell>
          <table:table-cell office:value-type="float" office:value="3031" calcext:value-type="float">
            <text:p>00003031</text:p>
          </table:table-cell>
          <table:table-cell/>
          <table:table-cell office:value-type="string" calcext:value-type="string">
            <text:p><text:tab/>addi<text:tab/>r7,r6,#48</text:p>
          </table:table-cell>
        </table:table-row>
        <table:table-row table:style-name="ro1">
          <table:table-cell table:formula="of:=DEC2HEX(HEX2DEC([.A80])+4;4)" office:value-type="string" office:string-value="00F8" calcext:value-type="string">
            <text:p>00F8</text:p>
          </table:table-cell>
          <table:table-cell office:value-type="string" calcext:value-type="string">
            <text:p>FFF42184</text:p>
          </table:table-cell>
          <table:table-cell/>
          <table:table-cell office:value-type="string" calcext:value-type="string">
            <text:p><text:tab/>lw<text:tab/>r6,-12(r4)</text:p>
          </table:table-cell>
        </table:table-row>
        <table:table-row table:style-name="ro1">
          <table:table-cell table:formula="of:=DEC2HEX(HEX2DEC([.A81])+4;4)" office:value-type="string" office:string-value="00FC" calcext:value-type="string">
            <text:p>00F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82])+4;4)" office:value-type="string" office:string-value="0100" calcext:value-type="string">
            <text:p>010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83])+4;4)" office:value-type="string" office:string-value="0104" calcext:value-type="string">
            <text:p>0104</text:p>
          </table:table-cell>
          <table:table-cell office:value-type="float" office:value="3987" calcext:value-type="float">
            <text:p>00003987</text:p>
          </table:table-cell>
          <table:table-cell/>
          <table:table-cell office:value-type="string" calcext:value-type="string">
            <text:p><text:tab/>sw<text:tab/>(r6),r7</text:p>
          </table:table-cell>
        </table:table-row>
        <table:table-row table:style-name="ro1">
          <table:table-cell table:formula="of:=DEC2HEX(HEX2DEC([.A84])+4;4)" office:value-type="string" office:string-value="0108" calcext:value-type="string">
            <text:p>010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85])+4;4)" office:value-type="string" office:string-value="010C" calcext:value-type="string">
            <text:p>010C</text:p>
          </table:table-cell>
          <table:table-cell office:value-type="string" calcext:value-type="string">
            <text:p>FFF821C4</text:p>
          </table:table-cell>
          <table:table-cell/>
          <table:table-cell office:value-type="string" calcext:value-type="string">
            <text:p><text:tab/>lw<text:tab/>r7,-8(r4)</text:p>
          </table:table-cell>
        </table:table-row>
        <table:table-row table:style-name="ro1">
          <table:table-cell table:formula="of:=DEC2HEX(HEX2DEC([.A86])+4;4)" office:value-type="string" office:string-value="0110" calcext:value-type="string">
            <text:p>011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87])+4;4)" office:value-type="string" office:string-value="0114" calcext:value-type="string">
            <text:p>0114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88])+4;4)" office:value-type="string" office:string-value="0118" calcext:value-type="string">
            <text:p>0118</text:p>
          </table:table-cell>
          <table:table-cell office:value-type="string" calcext:value-type="string">
            <text:p>006401A0</text:p>
          </table:table-cell>
          <table:table-cell/>
          <table:table-cell office:value-type="string" calcext:value-type="string">
            <text:p><text:tab/>addi<text:tab/>r6,r0,#100</text:p>
          </table:table-cell>
        </table:table-row>
        <table:table-row table:style-name="ro1">
          <table:table-cell table:formula="of:=DEC2HEX(HEX2DEC([.A89])+4;4)" office:value-type="string" office:string-value="011C" calcext:value-type="string">
            <text:p>011C</text:p>
          </table:table-cell>
          <table:table-cell office:value-type="string" calcext:value-type="string">
            <text:p>398C0101</text:p>
          </table:table-cell>
          <table:table-cell/>
          <table:table-cell office:value-type="string" calcext:value-type="string">
            <text:p><text:tab/>mod<text:tab/>r6,r7,r6</text:p>
          </table:table-cell>
        </table:table-row>
        <table:table-row table:style-name="ro1">
          <table:table-cell table:formula="of:=DEC2HEX(HEX2DEC([.A90])+4;4)" office:value-type="string" office:string-value="0120" calcext:value-type="string">
            <text:p>0120</text:p>
          </table:table-cell>
          <table:table-cell office:value-type="string" calcext:value-type="string">
            <text:p>FFF83107</text:p>
          </table:table-cell>
          <table:table-cell/>
          <table:table-cell office:value-type="string" calcext:value-type="string">
            <text:p><text:tab/>sw<text:tab/>-8(r4),r6</text:p>
          </table:table-cell>
        </table:table-row>
        <table:table-row table:style-name="ro1">
          <table:table-cell table:formula="of:=DEC2HEX(HEX2DEC([.A91])+4;4)" office:value-type="string" office:string-value="0124" calcext:value-type="string">
            <text:p>0124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92])+4;4)" office:value-type="string" office:string-value="0128" calcext:value-type="string">
            <text:p>0128</text:p>
          </table:table-cell>
          <table:table-cell office:value-type="string" calcext:value-type="string">
            <text:p>FFF821C4</text:p>
          </table:table-cell>
          <table:table-cell/>
          <table:table-cell office:value-type="string" calcext:value-type="string">
            <text:p><text:tab/>lw<text:tab/>r7,-8(r4)</text:p>
          </table:table-cell>
        </table:table-row>
        <table:table-row table:style-name="ro1">
          <table:table-cell table:formula="of:=DEC2HEX(HEX2DEC([.A93])+4;4)" office:value-type="string" office:string-value="012C" calcext:value-type="string">
            <text:p>012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94])+4;4)" office:value-type="string" office:string-value="0130" calcext:value-type="string">
            <text:p>013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95])+4;4)" office:value-type="string" office:string-value="0134" calcext:value-type="string">
            <text:p>0134</text:p>
          </table:table-cell>
          <table:table-cell office:value-type="string" calcext:value-type="string">
            <text:p>000A01A0</text:p>
          </table:table-cell>
          <table:table-cell/>
          <table:table-cell office:value-type="string" calcext:value-type="string">
            <text:p><text:tab/>addi<text:tab/>r6,r0,#10</text:p>
          </table:table-cell>
        </table:table-row>
        <table:table-row table:style-name="ro1">
          <table:table-cell table:formula="of:=DEC2HEX(HEX2DEC([.A96])+4;4)" office:value-type="string" office:string-value="0138" calcext:value-type="string">
            <text:p>0138</text:p>
          </table:table-cell>
          <table:table-cell office:value-type="string" calcext:value-type="string">
            <text:p>398C00C1</text:p>
          </table:table-cell>
          <table:table-cell/>
          <table:table-cell office:value-type="string" calcext:value-type="string">
            <text:p><text:tab/>div<text:tab/>r6,r7,r6</text:p>
          </table:table-cell>
        </table:table-row>
        <table:table-row table:style-name="ro1">
          <table:table-cell table:formula="of:=DEC2HEX(HEX2DEC([.A97])+4;4)" office:value-type="string" office:string-value="013C" calcext:value-type="string">
            <text:p>013C</text:p>
          </table:table-cell>
          <table:table-cell office:value-type="string" calcext:value-type="string">
            <text:p>FFFC3107</text:p>
          </table:table-cell>
          <table:table-cell/>
          <table:table-cell office:value-type="string" calcext:value-type="string">
            <text:p><text:tab/>sw<text:tab/>-4(r4),r6</text:p>
          </table:table-cell>
        </table:table-row>
        <table:table-row table:style-name="ro1">
          <table:table-cell table:formula="of:=DEC2HEX(HEX2DEC([.A98])+4;4)" office:value-type="string" office:string-value="0140" calcext:value-type="string">
            <text:p>014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99])+4;4)" office:value-type="string" office:string-value="0144" calcext:value-type="string">
            <text:p>0144</text:p>
          </table:table-cell>
          <table:table-cell office:value-type="string" calcext:value-type="string">
            <text:p>FFFC2184</text:p>
          </table:table-cell>
          <table:table-cell/>
          <table:table-cell office:value-type="string" calcext:value-type="string">
            <text:p><text:tab/>lw<text:tab/>r6,-4(r4)</text:p>
          </table:table-cell>
        </table:table-row>
        <table:table-row table:style-name="ro1">
          <table:table-cell table:formula="of:=DEC2HEX(HEX2DEC([.A100])+4;4)" office:value-type="string" office:string-value="0148" calcext:value-type="string">
            <text:p>014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01])+4;4)" office:value-type="string" office:string-value="014C" calcext:value-type="string">
            <text:p>014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02])+4;4)" office:value-type="string" office:string-value="0150" calcext:value-type="string">
            <text:p>0150</text:p>
          </table:table-cell>
          <table:table-cell office:value-type="float" office:value="3031" calcext:value-type="float">
            <text:p>00003031</text:p>
          </table:table-cell>
          <table:table-cell/>
          <table:table-cell office:value-type="string" calcext:value-type="string">
            <text:p><text:tab/>addi<text:tab/>r7,r6,#48</text:p>
          </table:table-cell>
        </table:table-row>
        <table:table-row table:style-name="ro1">
          <table:table-cell table:formula="of:=DEC2HEX(HEX2DEC([.A103])+4;4)" office:value-type="string" office:string-value="0154" calcext:value-type="string">
            <text:p>0154</text:p>
          </table:table-cell>
          <table:table-cell office:value-type="string" calcext:value-type="string">
            <text:p>FFF42184</text:p>
          </table:table-cell>
          <table:table-cell/>
          <table:table-cell office:value-type="string" calcext:value-type="string">
            <text:p><text:tab/>lw<text:tab/>r6,-12(r4)</text:p>
          </table:table-cell>
        </table:table-row>
        <table:table-row table:style-name="ro1">
          <table:table-cell table:formula="of:=DEC2HEX(HEX2DEC([.A104])+4;4)" office:value-type="string" office:string-value="0158" calcext:value-type="string">
            <text:p>015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05])+4;4)" office:value-type="string" office:string-value="015C" calcext:value-type="string">
            <text:p>015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06])+4;4)" office:value-type="string" office:string-value="0160" calcext:value-type="string">
            <text:p>0160</text:p>
          </table:table-cell>
          <table:table-cell office:value-type="float" office:value="3987" calcext:value-type="float">
            <text:p>00003987</text:p>
          </table:table-cell>
          <table:table-cell/>
          <table:table-cell office:value-type="string" calcext:value-type="string">
            <text:p><text:tab/>sw<text:tab/>(r6),r7</text:p>
          </table:table-cell>
        </table:table-row>
        <table:table-row table:style-name="ro1">
          <table:table-cell table:formula="of:=DEC2HEX(HEX2DEC([.A107])+4;4)" office:value-type="string" office:string-value="0164" calcext:value-type="string">
            <text:p>0164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08])+4;4)" office:value-type="string" office:string-value="0168" calcext:value-type="string">
            <text:p>0168</text:p>
          </table:table-cell>
          <table:table-cell office:value-type="string" calcext:value-type="string">
            <text:p>FFF821C4</text:p>
          </table:table-cell>
          <table:table-cell/>
          <table:table-cell office:value-type="string" calcext:value-type="string">
            <text:p><text:tab/>lw<text:tab/>r7,-8(r4)</text:p>
          </table:table-cell>
        </table:table-row>
        <table:table-row table:style-name="ro1">
          <table:table-cell table:formula="of:=DEC2HEX(HEX2DEC([.A109])+4;4)" office:value-type="string" office:string-value="016C" calcext:value-type="string">
            <text:p>016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10])+4;4)" office:value-type="string" office:string-value="0170" calcext:value-type="string">
            <text:p>017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11])+4;4)" office:value-type="string" office:string-value="0174" calcext:value-type="string">
            <text:p>0174</text:p>
          </table:table-cell>
          <table:table-cell office:value-type="string" calcext:value-type="string">
            <text:p>000A01A0</text:p>
          </table:table-cell>
          <table:table-cell/>
          <table:table-cell office:value-type="string" calcext:value-type="string">
            <text:p><text:tab/>addi<text:tab/>r6,r0,#10</text:p>
          </table:table-cell>
        </table:table-row>
        <table:table-row table:style-name="ro1">
          <table:table-cell table:formula="of:=DEC2HEX(HEX2DEC([.A112])+4;4)" office:value-type="string" office:string-value="0178" calcext:value-type="string">
            <text:p>0178</text:p>
          </table:table-cell>
          <table:table-cell office:value-type="string" calcext:value-type="string">
            <text:p>398C0101</text:p>
          </table:table-cell>
          <table:table-cell/>
          <table:table-cell office:value-type="string" calcext:value-type="string">
            <text:p><text:tab/>mod<text:tab/>r6,r7,r6</text:p>
          </table:table-cell>
        </table:table-row>
        <table:table-row table:style-name="ro1">
          <table:table-cell table:formula="of:=DEC2HEX(HEX2DEC([.A113])+4;4)" office:value-type="string" office:string-value="017C" calcext:value-type="string">
            <text:p>017C</text:p>
          </table:table-cell>
          <table:table-cell office:value-type="string" calcext:value-type="string">
            <text:p>FFF83107</text:p>
          </table:table-cell>
          <table:table-cell/>
          <table:table-cell office:value-type="string" calcext:value-type="string">
            <text:p><text:tab/>sw<text:tab/>-8(r4),r6</text:p>
          </table:table-cell>
        </table:table-row>
        <table:table-row table:style-name="ro1">
          <table:table-cell table:formula="of:=DEC2HEX(HEX2DEC([.A114])+4;4)" office:value-type="string" office:string-value="0180" calcext:value-type="string">
            <text:p>018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15])+4;4)" office:value-type="string" office:string-value="0184" calcext:value-type="string">
            <text:p>0184</text:p>
          </table:table-cell>
          <table:table-cell office:value-type="string" calcext:value-type="string">
            <text:p>FFF421C4</text:p>
          </table:table-cell>
          <table:table-cell/>
          <table:table-cell office:value-type="string" calcext:value-type="string">
            <text:p><text:tab/>lw<text:tab/>r7,-12(r4)</text:p>
          </table:table-cell>
        </table:table-row>
        <table:table-row table:style-name="ro1">
          <table:table-cell table:formula="of:=DEC2HEX(HEX2DEC([.A116])+4;4)" office:value-type="string" office:string-value="0188" calcext:value-type="string">
            <text:p>018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17])+4;4)" office:value-type="string" office:string-value="018C" calcext:value-type="string">
            <text:p>018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18])+4;4)" office:value-type="string" office:string-value="0190" calcext:value-type="string">
            <text:p>0190</text:p>
          </table:table-cell>
          <table:table-cell office:value-type="string" calcext:value-type="string">
            <text:p>004101A0</text:p>
          </table:table-cell>
          <table:table-cell/>
          <table:table-cell office:value-type="string" calcext:value-type="string">
            <text:p><text:tab/>addi<text:tab/>r6,r0,#65</text:p>
          </table:table-cell>
        </table:table-row>
        <table:table-row table:style-name="ro1">
          <table:table-cell table:formula="of:=DEC2HEX(HEX2DEC([.A119])+4;4)" office:value-type="string" office:string-value="0194" calcext:value-type="string">
            <text:p>0194</text:p>
          </table:table-cell>
          <table:table-cell office:value-type="string" calcext:value-type="string">
            <text:p>000031C7</text:p>
          </table:table-cell>
          <table:table-cell/>
          <table:table-cell office:value-type="string" calcext:value-type="string">
            <text:p><text:tab/>sw<text:tab/>(r7),r6</text:p>
          </table:table-cell>
        </table:table-row>
        <table:table-row table:style-name="ro1">
          <table:table-cell table:formula="of:=DEC2HEX(HEX2DEC([.A120])+4;4)" office:value-type="string" office:string-value="0198" calcext:value-type="string">
            <text:p>019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21])+4;4)" office:value-type="string" office:string-value="019C" calcext:value-type="string">
            <text:p>019C</text:p>
          </table:table-cell>
          <table:table-cell office:value-type="string" calcext:value-type="string">
            <text:p>FFF421C4</text:p>
          </table:table-cell>
          <table:table-cell/>
          <table:table-cell office:value-type="string" calcext:value-type="string">
            <text:p><text:tab/>lw<text:tab/>r7,-12(r4)</text:p>
          </table:table-cell>
        </table:table-row>
        <table:table-row table:style-name="ro1">
          <table:table-cell table:formula="of:=DEC2HEX(HEX2DEC([.A122])+4;4)" office:value-type="string" office:string-value="01A0" calcext:value-type="string">
            <text:p>01A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23])+4;4)" office:value-type="string" office:string-value="01A4" calcext:value-type="string">
            <text:p>01A4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24])+4;4)" office:value-type="string" office:string-value="01A8" calcext:value-type="string">
            <text:p>01A8</text:p>
          </table:table-cell>
          <table:table-cell office:value-type="string" calcext:value-type="string">
            <text:p>004201A0</text:p>
          </table:table-cell>
          <table:table-cell/>
          <table:table-cell office:value-type="string" calcext:value-type="string">
            <text:p><text:tab/>addi<text:tab/>r6,r0,#66</text:p>
          </table:table-cell>
        </table:table-row>
        <table:table-row table:style-name="ro1">
          <table:table-cell table:formula="of:=DEC2HEX(HEX2DEC([.A125])+4;4)" office:value-type="string" office:string-value="01AC" calcext:value-type="string">
            <text:p>01AC</text:p>
          </table:table-cell>
          <table:table-cell office:value-type="string" calcext:value-type="string">
            <text:p>000031C7</text:p>
          </table:table-cell>
          <table:table-cell/>
          <table:table-cell office:value-type="string" calcext:value-type="string">
            <text:p><text:tab/>sw<text:tab/>(r7),r6</text:p>
          </table:table-cell>
        </table:table-row>
        <table:table-row table:style-name="ro1">
          <table:table-cell table:formula="of:=DEC2HEX(HEX2DEC([.A126])+4;4)" office:value-type="string" office:string-value="01B0" calcext:value-type="string">
            <text:p>01B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27])+4;4)" office:value-type="string" office:string-value="01B4" calcext:value-type="string">
            <text:p>01B4</text:p>
          </table:table-cell>
          <table:table-cell office:value-type="string" calcext:value-type="string">
            <text:p>FFF421C4</text:p>
          </table:table-cell>
          <table:table-cell/>
          <table:table-cell office:value-type="string" calcext:value-type="string">
            <text:p><text:tab/>lw<text:tab/>r7,-12(r4)</text:p>
          </table:table-cell>
        </table:table-row>
        <table:table-row table:style-name="ro1">
          <table:table-cell table:formula="of:=DEC2HEX(HEX2DEC([.A128])+4;4)" office:value-type="string" office:string-value="01B8" calcext:value-type="string">
            <text:p>01B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29])+4;4)" office:value-type="string" office:string-value="01BC" calcext:value-type="string">
            <text:p>01B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30])+4;4)" office:value-type="string" office:string-value="01C0" calcext:value-type="string">
            <text:p>01C0</text:p>
          </table:table-cell>
          <table:table-cell office:value-type="string" calcext:value-type="string">
            <text:p>004301A0</text:p>
          </table:table-cell>
          <table:table-cell/>
          <table:table-cell office:value-type="string" calcext:value-type="string">
            <text:p><text:tab/>addi<text:tab/>r6,r0,#67</text:p>
          </table:table-cell>
        </table:table-row>
        <table:table-row table:style-name="ro1">
          <table:table-cell table:formula="of:=DEC2HEX(HEX2DEC([.A131])+4;4)" office:value-type="string" office:string-value="01C4" calcext:value-type="string">
            <text:p>01C4</text:p>
          </table:table-cell>
          <table:table-cell office:value-type="string" calcext:value-type="string">
            <text:p>000031C7</text:p>
          </table:table-cell>
          <table:table-cell/>
          <table:table-cell office:value-type="string" calcext:value-type="string">
            <text:p><text:tab/>sw<text:tab/>(r7),r6</text:p>
          </table:table-cell>
        </table:table-row>
        <table:table-row table:style-name="ro1">
          <table:table-cell table:formula="of:=DEC2HEX(HEX2DEC([.A132])+4;4)" office:value-type="string" office:string-value="01C8" calcext:value-type="string">
            <text:p>01C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33])+4;4)" office:value-type="string" office:string-value="01CC" calcext:value-type="string">
            <text:p>01CC</text:p>
          </table:table-cell>
          <table:table-cell office:value-type="string" calcext:value-type="string">
            <text:p>000101A0</text:p>
          </table:table-cell>
          <table:table-cell/>
          <table:table-cell office:value-type="string" calcext:value-type="string">
            <text:p><text:tab/>addi<text:tab/>r6,r0,#1</text:p>
          </table:table-cell>
        </table:table-row>
        <table:table-row table:style-name="ro1">
          <table:table-cell table:formula="of:=DEC2HEX(HEX2DEC([.A134])+4;4)" office:value-type="string" office:string-value="01D0" calcext:value-type="string">
            <text:p>01D0</text:p>
          </table:table-cell>
          <table:table-cell office:value-type="string" calcext:value-type="string">
            <text:p>FFFC3107</text:p>
          </table:table-cell>
          <table:table-cell/>
          <table:table-cell office:value-type="string" calcext:value-type="string">
            <text:p><text:tab/>sw<text:tab/>-4(r4),r6</text:p>
          </table:table-cell>
        </table:table-row>
        <table:table-row table:style-name="ro1">
          <table:table-cell table:formula="of:=DEC2HEX(HEX2DEC([.A135])+4;4)" office:value-type="string" office:string-value="01D4" calcext:value-type="string">
            <text:p>01D4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36])+4;4)" office:value-type="string" office:string-value="01D8" calcext:value-type="string">
            <text:p>01D8</text:p>
          </table:table-cell>
          <table:table-cell office:value-type="string" calcext:value-type="string">
            <text:p>FFFC2184</text:p>
          </table:table-cell>
          <table:table-cell/>
          <table:table-cell office:value-type="string" calcext:value-type="string">
            <text:p><text:tab/>lw<text:tab/>r6,-4(r4)</text:p>
          </table:table-cell>
        </table:table-row>
        <table:table-row table:style-name="ro1">
          <table:table-cell table:formula="of:=DEC2HEX(HEX2DEC([.A137])+4;4)" office:value-type="string" office:string-value="01DC" calcext:value-type="string">
            <text:p>01D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38])+4;4)" office:value-type="string" office:string-value="01E0" calcext:value-type="string">
            <text:p>01E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39])+4;4)" office:value-type="string" office:string-value="01E4" calcext:value-type="string">
            <text:p>01E4</text:p>
          </table:table-cell>
          <table:table-cell office:value-type="float" office:value="3031" calcext:value-type="float">
            <text:p>00003031</text:p>
          </table:table-cell>
          <table:table-cell/>
          <table:table-cell office:value-type="string" calcext:value-type="string">
            <text:p><text:tab/>addi<text:tab/>r7,r6,#48</text:p>
          </table:table-cell>
        </table:table-row>
        <table:table-row table:style-name="ro1">
          <table:table-cell table:formula="of:=DEC2HEX(HEX2DEC([.A140])+4;4)" office:value-type="string" office:string-value="01E8" calcext:value-type="string">
            <text:p>01E8</text:p>
          </table:table-cell>
          <table:table-cell office:value-type="string" calcext:value-type="string">
            <text:p>FFF42184</text:p>
          </table:table-cell>
          <table:table-cell/>
          <table:table-cell office:value-type="string" calcext:value-type="string">
            <text:p><text:tab/>lw<text:tab/>r6,-12(r4)</text:p>
          </table:table-cell>
        </table:table-row>
        <table:table-row table:style-name="ro1">
          <table:table-cell table:formula="of:=DEC2HEX(HEX2DEC([.A141])+4;4)" office:value-type="string" office:string-value="01EC" calcext:value-type="string">
            <text:p>01E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42])+4;4)" office:value-type="string" office:string-value="01F0" calcext:value-type="string">
            <text:p>01F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43])+4;4)" office:value-type="string" office:string-value="01F4" calcext:value-type="string">
            <text:p>01F4</text:p>
          </table:table-cell>
          <table:table-cell office:value-type="float" office:value="3987" calcext:value-type="float">
            <text:p>00003987</text:p>
          </table:table-cell>
          <table:table-cell/>
          <table:table-cell office:value-type="string" calcext:value-type="string">
            <text:p><text:tab/>sw<text:tab/>(r6),r7</text:p>
          </table:table-cell>
        </table:table-row>
        <table:table-row table:style-name="ro1">
          <table:table-cell table:formula="of:=DEC2HEX(HEX2DEC([.A144])+4;4)" office:value-type="string" office:string-value="01F8" calcext:value-type="string">
            <text:p>01F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45])+4;4)" office:value-type="string" office:string-value="01FC" calcext:value-type="string">
            <text:p>01FC</text:p>
          </table:table-cell>
          <table:table-cell office:value-type="string" calcext:value-type="string">
            <text:p>000201A0</text:p>
          </table:table-cell>
          <table:table-cell/>
          <table:table-cell office:value-type="string" calcext:value-type="string">
            <text:p><text:tab/>addi<text:tab/>r6,r0,#2</text:p>
          </table:table-cell>
        </table:table-row>
        <table:table-row table:style-name="ro1">
          <table:table-cell table:formula="of:=DEC2HEX(HEX2DEC([.A146])+4;4)" office:value-type="string" office:string-value="0200" calcext:value-type="string">
            <text:p>0200</text:p>
          </table:table-cell>
          <table:table-cell office:value-type="string" calcext:value-type="string">
            <text:p>FFFC3107</text:p>
          </table:table-cell>
          <table:table-cell/>
          <table:table-cell office:value-type="string" calcext:value-type="string">
            <text:p><text:tab/>sw<text:tab/>-4(r4),r6</text:p>
          </table:table-cell>
        </table:table-row>
        <table:table-row table:style-name="ro1">
          <table:table-cell table:formula="of:=DEC2HEX(HEX2DEC([.A147])+4;4)" office:value-type="string" office:string-value="0204" calcext:value-type="string">
            <text:p>0204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48])+4;4)" office:value-type="string" office:string-value="0208" calcext:value-type="string">
            <text:p>0208</text:p>
          </table:table-cell>
          <table:table-cell office:value-type="string" calcext:value-type="string">
            <text:p>FFFC2184</text:p>
          </table:table-cell>
          <table:table-cell/>
          <table:table-cell office:value-type="string" calcext:value-type="string">
            <text:p><text:tab/>lw<text:tab/>r6,-4(r4)</text:p>
          </table:table-cell>
        </table:table-row>
        <table:table-row table:style-name="ro1">
          <table:table-cell table:formula="of:=DEC2HEX(HEX2DEC([.A149])+4;4)" office:value-type="string" office:string-value="020C" calcext:value-type="string">
            <text:p>020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50])+4;4)" office:value-type="string" office:string-value="0210" calcext:value-type="string">
            <text:p>021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51])+4;4)" office:value-type="string" office:string-value="0214" calcext:value-type="string">
            <text:p>0214</text:p>
          </table:table-cell>
          <table:table-cell office:value-type="float" office:value="3031" calcext:value-type="float">
            <text:p>00003031</text:p>
          </table:table-cell>
          <table:table-cell/>
          <table:table-cell office:value-type="string" calcext:value-type="string">
            <text:p><text:tab/>addi<text:tab/>r7,r6,#48</text:p>
          </table:table-cell>
        </table:table-row>
        <table:table-row table:style-name="ro1">
          <table:table-cell table:formula="of:=DEC2HEX(HEX2DEC([.A152])+4;4)" office:value-type="string" office:string-value="0218" calcext:value-type="string">
            <text:p>0218</text:p>
          </table:table-cell>
          <table:table-cell office:value-type="string" calcext:value-type="string">
            <text:p>FFF42184</text:p>
          </table:table-cell>
          <table:table-cell/>
          <table:table-cell office:value-type="string" calcext:value-type="string">
            <text:p><text:tab/>lw<text:tab/>r6,-12(r4)</text:p>
          </table:table-cell>
        </table:table-row>
        <table:table-row table:style-name="ro1">
          <table:table-cell table:formula="of:=DEC2HEX(HEX2DEC([.A153])+4;4)" office:value-type="string" office:string-value="021C" calcext:value-type="string">
            <text:p>021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54])+4;4)" office:value-type="string" office:string-value="0220" calcext:value-type="string">
            <text:p>022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55])+4;4)" office:value-type="string" office:string-value="0224" calcext:value-type="string">
            <text:p>0224</text:p>
          </table:table-cell>
          <table:table-cell office:value-type="float" office:value="3987" calcext:value-type="float">
            <text:p>00003987</text:p>
          </table:table-cell>
          <table:table-cell/>
          <table:table-cell office:value-type="string" calcext:value-type="string">
            <text:p><text:tab/>sw<text:tab/>(r6),r7</text:p>
          </table:table-cell>
        </table:table-row>
        <table:table-row table:style-name="ro1">
          <table:table-cell table:formula="of:=DEC2HEX(HEX2DEC([.A156])+4;4)" office:value-type="string" office:string-value="0228" calcext:value-type="string">
            <text:p>022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57])+4;4)" office:value-type="string" office:string-value="022C" calcext:value-type="string">
            <text:p>022C</text:p>
          </table:table-cell>
          <table:table-cell office:value-type="string" calcext:value-type="string">
            <text:p>000301A0</text:p>
          </table:table-cell>
          <table:table-cell/>
          <table:table-cell office:value-type="string" calcext:value-type="string">
            <text:p><text:tab/>addi<text:tab/>r6,r0,#3</text:p>
          </table:table-cell>
        </table:table-row>
        <table:table-row table:style-name="ro1">
          <table:table-cell table:formula="of:=DEC2HEX(HEX2DEC([.A158])+4;4)" office:value-type="string" office:string-value="0230" calcext:value-type="string">
            <text:p>0230</text:p>
          </table:table-cell>
          <table:table-cell office:value-type="string" calcext:value-type="string">
            <text:p>FFFC3107</text:p>
          </table:table-cell>
          <table:table-cell/>
          <table:table-cell office:value-type="string" calcext:value-type="string">
            <text:p><text:tab/>sw<text:tab/>-4(r4),r6</text:p>
          </table:table-cell>
        </table:table-row>
        <table:table-row table:style-name="ro1">
          <table:table-cell table:formula="of:=DEC2HEX(HEX2DEC([.A159])+4;4)" office:value-type="string" office:string-value="0234" calcext:value-type="string">
            <text:p>0234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60])+4;4)" office:value-type="string" office:string-value="0238" calcext:value-type="string">
            <text:p>0238</text:p>
          </table:table-cell>
          <table:table-cell office:value-type="string" calcext:value-type="string">
            <text:p>FFFC2184</text:p>
          </table:table-cell>
          <table:table-cell/>
          <table:table-cell office:value-type="string" calcext:value-type="string">
            <text:p><text:tab/>lw<text:tab/>r6,-4(r4)</text:p>
          </table:table-cell>
        </table:table-row>
        <table:table-row table:style-name="ro1">
          <table:table-cell table:formula="of:=DEC2HEX(HEX2DEC([.A161])+4;4)" office:value-type="string" office:string-value="023C" calcext:value-type="string">
            <text:p>023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62])+4;4)" office:value-type="string" office:string-value="0240" calcext:value-type="string">
            <text:p>024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63])+4;4)" office:value-type="string" office:string-value="0244" calcext:value-type="string">
            <text:p>0244</text:p>
          </table:table-cell>
          <table:table-cell office:value-type="float" office:value="3031" calcext:value-type="float">
            <text:p>00003031</text:p>
          </table:table-cell>
          <table:table-cell/>
          <table:table-cell office:value-type="string" calcext:value-type="string">
            <text:p><text:tab/>addi<text:tab/>r7,r6,#48</text:p>
          </table:table-cell>
        </table:table-row>
        <table:table-row table:style-name="ro1">
          <table:table-cell table:formula="of:=DEC2HEX(HEX2DEC([.A164])+4;4)" office:value-type="string" office:string-value="0248" calcext:value-type="string">
            <text:p>0248</text:p>
          </table:table-cell>
          <table:table-cell office:value-type="string" calcext:value-type="string">
            <text:p>FFF42184</text:p>
          </table:table-cell>
          <table:table-cell/>
          <table:table-cell office:value-type="string" calcext:value-type="string">
            <text:p><text:tab/>lw<text:tab/>r6,-12(r4)</text:p>
          </table:table-cell>
        </table:table-row>
        <table:table-row table:style-name="ro1">
          <table:table-cell table:formula="of:=DEC2HEX(HEX2DEC([.A165])+4;4)" office:value-type="string" office:string-value="024C" calcext:value-type="string">
            <text:p>024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66])+4;4)" office:value-type="string" office:string-value="0250" calcext:value-type="string">
            <text:p>025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67])+4;4)" office:value-type="string" office:string-value="0254" calcext:value-type="string">
            <text:p>0254</text:p>
          </table:table-cell>
          <table:table-cell office:value-type="float" office:value="3987" calcext:value-type="float">
            <text:p>00003987</text:p>
          </table:table-cell>
          <table:table-cell/>
          <table:table-cell office:value-type="string" calcext:value-type="string">
            <text:p><text:tab/>sw<text:tab/>(r6),r7</text:p>
          </table:table-cell>
        </table:table-row>
        <table:table-row table:style-name="ro1">
          <table:table-cell table:formula="of:=DEC2HEX(HEX2DEC([.A168])+4;4)" office:value-type="string" office:string-value="0258" calcext:value-type="string">
            <text:p>025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69])+4;4)" office:value-type="string" office:string-value="025C" calcext:value-type="string">
            <text:p>025C</text:p>
          </table:table-cell>
          <table:table-cell office:value-type="string" calcext:value-type="string">
            <text:p>FFF421C4</text:p>
          </table:table-cell>
          <table:table-cell/>
          <table:table-cell office:value-type="string" calcext:value-type="string">
            <text:p><text:tab/>lw<text:tab/>r7,-12(r4)</text:p>
          </table:table-cell>
        </table:table-row>
        <table:table-row table:style-name="ro1">
          <table:table-cell table:formula="of:=DEC2HEX(HEX2DEC([.A170])+4;4)" office:value-type="string" office:string-value="0260" calcext:value-type="string">
            <text:p>026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71])+4;4)" office:value-type="string" office:string-value="0264" calcext:value-type="string">
            <text:p>0264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72])+4;4)" office:value-type="string" office:string-value="0268" calcext:value-type="string">
            <text:p>0268</text:p>
          </table:table-cell>
          <table:table-cell office:value-type="string" calcext:value-type="string">
            <text:p>000D01A0</text:p>
          </table:table-cell>
          <table:table-cell/>
          <table:table-cell office:value-type="string" calcext:value-type="string">
            <text:p><text:tab/>addi<text:tab/>r6,r0,#13</text:p>
          </table:table-cell>
        </table:table-row>
        <table:table-row table:style-name="ro1">
          <table:table-cell table:formula="of:=DEC2HEX(HEX2DEC([.A173])+4;4)" office:value-type="string" office:string-value="026C" calcext:value-type="string">
            <text:p>026C</text:p>
          </table:table-cell>
          <table:table-cell office:value-type="string" calcext:value-type="string">
            <text:p>000031C7</text:p>
          </table:table-cell>
          <table:table-cell/>
          <table:table-cell office:value-type="string" calcext:value-type="string">
            <text:p><text:tab/>sw<text:tab/>(r7),r6</text:p>
          </table:table-cell>
        </table:table-row>
        <table:table-row table:style-name="ro1">
          <table:table-cell table:formula="of:=DEC2HEX(HEX2DEC([.A174])+4;4)" office:value-type="string" office:string-value="0270" calcext:value-type="string">
            <text:p>027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75])+4;4)" office:value-type="string" office:string-value="0274" calcext:value-type="string">
            <text:p>0274</text:p>
          </table:table-cell>
          <table:table-cell office:value-type="string" calcext:value-type="string">
            <text:p>FFF421C4</text:p>
          </table:table-cell>
          <table:table-cell/>
          <table:table-cell office:value-type="string" calcext:value-type="string">
            <text:p><text:tab/>lw<text:tab/>r7,-12(r4)</text:p>
          </table:table-cell>
        </table:table-row>
        <table:table-row table:style-name="ro1">
          <table:table-cell table:formula="of:=DEC2HEX(HEX2DEC([.A176])+4;4)" office:value-type="string" office:string-value="0278" calcext:value-type="string">
            <text:p>027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77])+4;4)" office:value-type="string" office:string-value="027C" calcext:value-type="string">
            <text:p>027C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78])+4;4)" office:value-type="string" office:string-value="0280" calcext:value-type="string">
            <text:p>0280</text:p>
          </table:table-cell>
          <table:table-cell office:value-type="string" calcext:value-type="string">
            <text:p>000A01A0</text:p>
          </table:table-cell>
          <table:table-cell/>
          <table:table-cell office:value-type="string" calcext:value-type="string">
            <text:p><text:tab/>addi<text:tab/>r6,r0,#10</text:p>
          </table:table-cell>
        </table:table-row>
        <table:table-row table:style-name="ro1">
          <table:table-cell table:formula="of:=DEC2HEX(HEX2DEC([.A179])+4;4)" office:value-type="string" office:string-value="0284" calcext:value-type="string">
            <text:p>0284</text:p>
          </table:table-cell>
          <table:table-cell office:value-type="string" calcext:value-type="string">
            <text:p>000031C7</text:p>
          </table:table-cell>
          <table:table-cell/>
          <table:table-cell office:value-type="string" calcext:value-type="string">
            <text:p><text:tab/>sw<text:tab/>(r7),r6</text:p>
          </table:table-cell>
        </table:table-row>
        <table:table-row table:style-name="ro1">
          <table:table-cell table:formula="of:=DEC2HEX(HEX2DEC([.A180])+4;4)" office:value-type="string" office:string-value="0288" calcext:value-type="string">
            <text:p>0288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81])+4;4)" office:value-type="string" office:string-value="028C" calcext:value-type="string">
            <text:p>028C</text:p>
          </table:table-cell>
          <table:table-cell office:value-type="string" calcext:value-type="string">
            <text:p>000001A0</text:p>
          </table:table-cell>
          <table:table-cell/>
          <table:table-cell office:value-type="string" calcext:value-type="string">
            <text:p><text:tab/>addi<text:tab/>r6,r0,#0</text:p>
          </table:table-cell>
        </table:table-row>
        <table:table-row table:style-name="ro1">
          <table:table-cell table:formula="of:=DEC2HEX(HEX2DEC([.A182])+4;4)" office:value-type="string" office:string-value="0290" calcext:value-type="string">
            <text:p>0290</text:p>
          </table:table-cell>
          <table:table-cell office:value-type="string" calcext:value-type="string">
            <text:p>000420C4</text:p>
          </table:table-cell>
          <table:table-cell/>
          <table:table-cell office:value-type="string" calcext:value-type="string">
            <text:p><text:tab/>lw<text:tab/>r3,4(r4)<text:tab/>; pop LinkRegister(r3)</text:p>
          </table:table-cell>
        </table:table-row>
        <table:table-row table:style-name="ro1">
          <table:table-cell table:formula="of:=DEC2HEX(HEX2DEC([.A183])+4;4)" office:value-type="string" office:string-value="0294" calcext:value-type="string">
            <text:p>0294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84])+4;4)" office:value-type="string" office:string-value="0298" calcext:value-type="string">
            <text:p>0298</text:p>
          </table:table-cell>
          <table:table-cell office:value-type="float" office:value="82160" calcext:value-type="float">
            <text:p>00082160</text:p>
          </table:table-cell>
          <table:table-cell/>
          <table:table-cell office:value-type="string" calcext:value-type="string">
            <text:p><text:tab/>addi<text:tab/>r5,r4,#8<text:tab/>; StackPointer = FramePointer+8</text:p>
          </table:table-cell>
        </table:table-row>
        <table:table-row table:style-name="ro1">
          <table:table-cell table:formula="of:=DEC2HEX(HEX2DEC([.A185])+4;4)" office:value-type="string" office:string-value="029C" calcext:value-type="string">
            <text:p>029C</text:p>
          </table:table-cell>
          <table:table-cell office:value-type="float" office:value="2104" calcext:value-type="float">
            <text:p>00002104</text:p>
          </table:table-cell>
          <table:table-cell/>
          <table:table-cell office:value-type="string" calcext:value-type="string">
            <text:p><text:tab/>lw<text:tab/>r4,(r4)<text:tab/><text:tab/>; restore FramePointer</text:p>
          </table:table-cell>
        </table:table-row>
        <table:table-row table:style-name="ro1">
          <table:table-cell table:formula="of:=DEC2HEX(HEX2DEC([.A186])+4;4)" office:value-type="string" office:string-value="02A0" calcext:value-type="string">
            <text:p>02A0</text:p>
          </table:table-cell>
          <table:table-cell office:value-type="float" office:value="0" calcext:value-type="float">
            <text:p>00000000</text:p>
          </table:table-cell>
          <table:table-cell/>
          <table:table-cell office:value-type="string" calcext:value-type="string">
            <text:p><text:tab/>nop</text:p>
          </table:table-cell>
        </table:table-row>
        <table:table-row table:style-name="ro1">
          <table:table-cell table:formula="of:=DEC2HEX(HEX2DEC([.A187])+4;4)" office:value-type="string" office:string-value="02A4" calcext:value-type="string">
            <text:p>02A4</text:p>
          </table:table-cell>
          <table:table-cell office:value-type="string" calcext:value-type="string">
            <text:p>000000CE</text:p>
          </table:table-cell>
          <table:table-cell/>
          <table:table-cell office:value-type="string" calcext:value-type="string">
            <text:p><text:tab/>jpr<text:tab/>r3<text:tab/><text:tab/>; retu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size<text:tab/>_main, .-_ma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ident<text:tab/>"GCC: (GNU) 4.2.2"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tab/>.section<text:tab/>.rod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section<text:tab/>.d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section<text:tab/>.h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align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globl<text:tab/>__ih_re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tab/>.type<text:tab/>__ih_reset, @fun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ih_reset:</text:p>
          </table:table-cell>
        </table:table-row>
        <table:table-row table:style-name="ro1">
          <table:table-cell table:formula="of:=DEC2HEX(12288;4)" office:value-type="string" office:string-value="3000" calcext:value-type="string">
            <text:p>3000</text:p>
          </table:table-cell>
          <table:table-cell office:value-type="float" office:value="84204081" calcext:value-type="float">
            <text:p>84204081</text:p>
          </table:table-cell>
          <table:table-cell/>
          <table:table-cell office:value-type="string" calcext:value-type="string">
            <text:p><text:tab/>xor<text:tab/>r16, r16, r16</text:p>
          </table:table-cell>
        </table:table-row>
        <table:table-row table:style-name="ro1">
          <table:table-cell table:formula="of:=DEC2HEX(HEX2DEC([.A201])+4;4)" office:value-type="string" office:string-value="3004" calcext:value-type="string">
            <text:p>3004</text:p>
          </table:table-cell>
          <table:table-cell office:value-type="string" calcext:value-type="string">
            <text:p>0000040E</text:p>
          </table:table-cell>
          <table:table-cell/>
          <table:table-cell office:value-type="string" calcext:value-type="string">
            <text:p><text:tab/>jpr<text:tab/>r16<text:tab/><text:tab/>; goto 0x000000000</text:p>
          </table:table-cell>
        </table:table-row>
        <table:table-row table:style-name="ro1">
          <table:table-cell table:formula="of:=DEC2HEX(HEX2DEC([.A202])+4;4)" office:value-type="string" office:string-value="3008" calcext:value-type="string">
            <text:p>3008</text:p>
          </table:table-cell>
          <table:table-cell office:value-type="float" office:value="0" calcext:value-type="float">
            <text:p>00000000</text:p>
          </table:table-cell>
          <table:table-cell table:number-columns-repeated="2"/>
        </table:table-row>
        <table:table-row table:style-name="ro1">
          <table:table-cell table:formula="of:=DEC2HEX(HEX2DEC([.A203])+4;4)" office:value-type="string" office:string-value="300C" calcext:value-type="string">
            <text:p>300C</text:p>
          </table:table-cell>
          <table:table-cell office:value-type="float" office:value="0" calcext:value-type="float">
            <text:p>00000000</text:p>
          </table:table-cell>
          <table:table-cell table:number-columns-repeated="2"/>
        </table:table-row>
        <table:table-row table:style-name="ro1">
          <table:table-cell table:formula="of:=DEC2HEX(HEX2DEC([.A204])+4;4)" office:value-type="string" office:string-value="3010" calcext:value-type="string">
            <text:p>3010</text:p>
          </table:table-cell>
          <table:table-cell office:value-type="float" office:value="0" calcext:value-type="float">
            <text:p>00000000</text:p>
          </table:table-cell>
          <table:table-cell table:number-columns-repeated="2"/>
        </table:table-row>
        <table:table-row table:style-name="ro1">
          <table:table-cell table:formula="of:=DEC2HEX(HEX2DEC([.A205])+4;4)" office:value-type="string" office:string-value="3014" calcext:value-type="string">
            <text:p>3014</text:p>
          </table:table-cell>
          <table:table-cell office:value-type="string" calcext:value-type="string">
            <text:p>FFFFFFFF</text:p>
          </table:table-cell>
          <table:table-cell table:number-columns-repeated="2"/>
        </table:table-row>
        <table:table-row table:style-name="ro1" table:number-rows-repeated="3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; startup routine for brownie testbench</text:p>
          </table:table-cell>
          <table:table-cell table:number-columns-repeated="7"/>
          <table:table-cell office:value-type="string" calcext:value-type="string">
            <text:p><text:tab/>.align 2</text:p>
          </table:table-cell>
        </table:table-row>
        <table:table-row table:style-name="ro1">
          <table:table-cell/>
          <table:table-cell office:value-type="string" calcext:value-type="string">
            <text:p>; written by Hirofumi IWATO </text:p>
          </table:table-cell>
          <table:table-cell table:number-columns-repeated="7"/>
          <table:table-cell office:value-type="string" calcext:value-type="string">
            <text:p><text:tab/>.globl<text:tab/>_main</text:p>
          </table:table-cell>
        </table:table-row>
        <table:table-row table:style-name="ro1">
          <table:table-cell/>
          <table:table-cell office:value-type="string" calcext:value-type="string">
            <text:p>; All Rights Reserved 2008. ASIP Solutions, Inc.</text:p>
          </table:table-cell>
          <table:table-cell table:number-columns-repeated="7"/>
          <table:table-cell office:value-type="string" calcext:value-type="string">
            <text:p><text:tab/>.type<text:tab/>_main, @function</text:p>
          </table:table-cell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7"/>
          <table:table-cell office:value-type="string" calcext:value-type="string">
            <text:p>_main:</text:p>
          </table:table-cell>
        </table:table-row>
        <table:table-row table:style-name="ro1">
          <table:table-cell/>
          <table:table-cell office:value-type="string" calcext:value-type="string">
            <text:p>#define SP r5</text:p>
          </table:table-cell>
          <table:table-cell table:number-columns-repeated="7"/>
          <table:table-cell office:value-type="string" calcext:value-type="string">
            <text:p>; <text:s/>Function 'main'; 12 bytes of locals, 0 regs to save, 0 byte of out. args. size.</text:p>
          </table:table-cell>
        </table:table-row>
        <table:table-row table:style-name="ro1">
          <table:table-cell/>
          <table:table-cell office:value-type="string" calcext:value-type="string">
            <text:p><text:tab/>.section<text:tab/>.rodata</text:p>
          </table:table-cell>
          <table:table-cell table:number-columns-repeated="7"/>
          <table:table-cell office:value-type="string" calcext:value-type="string">
            <text:p><text:tab/>sw<text:tab/>-4(r5),r3<text:tab/>; push LinkRegister(r3)</text:p>
          </table:table-cell>
        </table:table-row>
        <table:table-row table:style-name="ro1">
          <table:table-cell/>
          <table:table-cell office:value-type="string" calcext:value-type="string">
            <text:p>_startup_consts:</text:p>
          </table:table-cell>
          <table:table-cell table:number-columns-repeated="7"/>
          <table:table-cell office:value-type="string" calcext:value-type="string">
            <text:p><text:tab/>nop</text:p>
          </table:table-cell>
        </table:table-row>
        <table:table-row table:style-name="ro1">
          <table:table-cell/>
          <table:table-cell office:value-type="string" calcext:value-type="string">
            <text:p><text:tab/>.long<text:tab/>_sp_data</text:p>
          </table:table-cell>
          <table:table-cell table:number-columns-repeated="7"/>
          <table:table-cell office:value-type="string" calcext:value-type="string">
            <text:p><text:tab/>sw<text:tab/>-8(r5),r4<text:tab/>; push FrameRegister(r4)</text:p>
          </table:table-cell>
        </table:table-row>
        <table:table-row table:style-name="ro1">
          <table:table-cell/>
          <table:table-cell office:value-type="string" calcext:value-type="string">
            <text:p><text:tab/>.section<text:tab/>.data</text:p>
          </table:table-cell>
          <table:table-cell table:number-columns-repeated="7"/>
          <table:table-cell office:value-type="string" calcext:value-type="string">
            <text:p><text:tab/>nop</text:p>
          </table:table-cell>
        </table:table-row>
        <table:table-row table:style-name="ro1">
          <table:table-cell/>
          <table:table-cell office:value-type="string" calcext:value-type="string">
            <text:p><text:tab/>.section<text:tab/>.text</text:p>
          </table:table-cell>
          <table:table-cell table:number-columns-repeated="7"/>
          <table:table-cell office:value-type="string" calcext:value-type="string">
            <text:p><text:tab/>addi<text:tab/>r4, r5,#-8<text:tab/>; FramePtr = StackPtr-8</text:p>
          </table:table-cell>
        </table:table-row>
        <table:table-row table:style-name="ro1">
          <table:table-cell/>
          <table:table-cell office:value-type="string" calcext:value-type="string">
            <text:p><text:tab/>.align 2</text:p>
          </table:table-cell>
          <table:table-cell table:number-columns-repeated="7"/>
          <table:table-cell office:value-type="string" calcext:value-type="string">
            <text:p><text:tab/>addi<text:tab/>r5,r5,#-20<text:tab/>; alloc local storage</text:p>
          </table:table-cell>
        </table:table-row>
        <table:table-row table:style-name="ro1">
          <table:table-cell/>
          <table:table-cell office:value-type="string" calcext:value-type="string">
            <text:p><text:tab/>.globl<text:tab/>_start</text:p>
          </table:table-cell>
          <table:table-cell table:number-columns-repeated="7"/>
          <table:table-cell office:value-type="string" calcext:value-type="string">
            <text:p><text:tab/>addi<text:tab/>r6,r0,#256</text:p>
          </table:table-cell>
        </table:table-row>
        <table:table-row table:style-name="ro1">
          <table:table-cell/>
          <table:table-cell office:value-type="string" calcext:value-type="string">
            <text:p><text:tab/>.type<text:tab/>_start, @function</text:p>
          </table:table-cell>
          <table:table-cell table:number-columns-repeated="7"/>
          <table:table-cell office:value-type="string" calcext:value-type="string">
            <text:p><text:tab/>lsoi<text:tab/>r6,r6,#0</text:p>
          </table:table-cell>
        </table:table-row>
        <table:table-row table:style-name="ro1">
          <table:table-cell/>
          <table:table-cell office:value-type="string" calcext:value-type="string">
            <text:p>_start:</text:p>
          </table:table-cell>
          <table:table-cell table:number-columns-repeated="7"/>
          <table:table-cell office:value-type="string" calcext:value-type="string">
            <text:p><text:tab/>sw<text:tab/>-12(r4),r6</text:p>
          </table:table-cell>
        </table:table-row>
        <table:table-row table:style-name="ro1">
          <table:table-cell/>
          <table:table-cell office:value-type="string" calcext:value-type="string">
            <text:p><text:tab/>addi<text:tab/>r16, r0, <text:s/>%hi(_startup_consts)</text:p>
          </table:table-cell>
          <table:table-cell table:number-columns-repeated="7"/>
          <table:table-cell office:value-type="string" calcext:value-type="string">
            <text:p><text:tab/>nop</text:p>
          </table:table-cell>
        </table:table-row>
        <table:table-row table:style-name="ro1">
          <table:table-cell/>
          <table:table-cell office:value-type="string" calcext:value-type="string">
            <text:p><text:tab/>lsoi<text:tab/>r16, r16, %lo(_startup_consts)</text:p>
          </table:table-cell>
          <table:table-cell table:number-columns-repeated="7"/>
          <table:table-cell office:value-type="string" calcext:value-type="string">
            <text:p><text:tab/>addi<text:tab/>r6,r0,#6234</text:p>
          </table:table-cell>
        </table:table-row>
        <table:table-row table:style-name="ro1">
          <table:table-cell/>
          <table:table-cell office:value-type="string" calcext:value-type="string">
            <text:p><text:tab/>lw<text:tab/>r5, <text:s/>0(r16)<text:tab/><text:tab/><text:tab/>; load stack pointer</text:p>
          </table:table-cell>
          <table:table-cell table:number-columns-repeated="7"/>
          <table:table-cell office:value-type="string" calcext:value-type="string">
            <text:p><text:tab/>sw<text:tab/>-8(r4),r6</text:p>
          </table:table-cell>
        </table:table-row>
        <table:table-row table:style-name="ro1">
          <table:table-cell/>
          <table:table-cell office:value-type="string" calcext:value-type="string">
            <text:p><text:s text:c="8"/>nop</text:p>
          </table:table-cell>
          <table:table-cell table:number-columns-repeated="7"/>
          <table:table-cell office:value-type="string" calcext:value-type="string">
            <text:p><text:tab/>nop</text:p>
          </table:table-cell>
        </table:table-row>
        <table:table-row table:style-name="ro1">
          <table:table-cell/>
          <table:table-cell office:value-type="string" calcext:value-type="string">
            <text:p><text:tab/>addi<text:tab/>r16, r0, <text:s/>%hi(_main)</text:p>
          </table:table-cell>
          <table:table-cell table:number-columns-repeated="7"/>
          <table:table-cell office:value-type="string" calcext:value-type="string">
            <text:p><text:tab/>lw<text:tab/>r7,-8(r4)</text:p>
          </table:table-cell>
        </table:table-row>
        <table:table-row table:style-name="ro1">
          <table:table-cell/>
          <table:table-cell office:value-type="string" calcext:value-type="string">
            <text:p><text:tab/>lsoi<text:tab/>r16, r16, %lo(_main)</text:p>
          </table:table-cell>
          <table:table-cell table:number-columns-repeated="7"/>
          <table:table-cell office:value-type="string" calcext:value-type="string">
            <text:p><text:tab/>nop</text:p>
          </table:table-cell>
        </table:table-row>
        <table:table-row table:style-name="ro1">
          <table:table-cell/>
          <table:table-cell office:value-type="string" calcext:value-type="string">
            <text:p><text:tab/>subi<text:tab/>r5, r5, #4<text:tab/><text:tab/><text:tab/>; push link reg</text:p>
          </table:table-cell>
          <table:table-cell table:number-columns-repeated="7"/>
          <table:table-cell office:value-type="string" calcext:value-type="string">
            <text:p><text:tab/>nop</text:p>
          </table:table-cell>
        </table:table-row>
        <table:table-row table:style-name="ro1">
          <table:table-cell/>
          <table:table-cell office:value-type="string" calcext:value-type="string">
            <text:p><text:tab/>sw<text:tab/>(r5), r3</text:p>
          </table:table-cell>
          <table:table-cell table:number-columns-repeated="7"/>
          <table:table-cell office:value-type="string" calcext:value-type="string">
            <text:p><text:tab/>addi<text:tab/>r6,r0,#1000</text:p>
          </table:table-cell>
        </table:table-row>
        <table:table-row table:style-name="ro1">
          <table:table-cell/>
          <table:table-cell office:value-type="string" calcext:value-type="string">
            <text:p><text:s text:c="8"/>nop</text:p>
          </table:table-cell>
          <table:table-cell table:number-columns-repeated="7"/>
          <table:table-cell office:value-type="string" calcext:value-type="string">
            <text:p><text:tab/>div<text:tab/>r6,r7,r6</text:p>
          </table:table-cell>
        </table:table-row>
        <table:table-row table:style-name="ro1">
          <table:table-cell/>
          <table:table-cell office:value-type="string" calcext:value-type="string">
            <text:p><text:tab/>ori<text:tab/>r1, r1, #0x00000300<text:tab/><text:tab/>; enable interrupt</text:p>
          </table:table-cell>
          <table:table-cell table:number-columns-repeated="7"/>
          <table:table-cell office:value-type="string" calcext:value-type="string">
            <text:p><text:tab/>sw<text:tab/>-4(r4),r6</text:p>
          </table:table-cell>
        </table:table-row>
        <table:table-row table:style-name="ro1">
          <table:table-cell/>
          <table:table-cell office:value-type="string" calcext:value-type="string">
            <text:p><text:tab/>jprl<text:tab/>r16</text:p>
          </table:table-cell>
          <table:table-cell table:number-columns-repeated="7"/>
          <table:table-cell office:value-type="string" calcext:value-type="string">
            <text:p><text:tab/>nop</text:p>
          </table:table-cell>
        </table:table-row>
        <table:table-row table:style-name="ro1">
          <table:table-cell/>
          <table:table-cell office:value-type="string" calcext:value-type="string">
            <text:p><text:tab/>lw<text:tab/>r3, (r5)<text:tab/><text:tab/><text:tab/>; pop link reg</text:p>
          </table:table-cell>
          <table:table-cell table:number-columns-repeated="7"/>
          <table:table-cell office:value-type="string" calcext:value-type="string">
            <text:p><text:tab/>lw<text:tab/>r6,-4(r4)</text:p>
          </table:table-cell>
        </table:table-row>
        <table:table-row table:style-name="ro1">
          <table:table-cell/>
          <table:table-cell office:value-type="string" calcext:value-type="string">
            <text:p><text:s text:c="8"/>nop</text:p>
          </table:table-cell>
          <table:table-cell table:number-columns-repeated="7"/>
          <table:table-cell office:value-type="string" calcext:value-type="string">
            <text:p><text:tab/>nop</text:p>
          </table:table-cell>
        </table:table-row>
        <table:table-row table:style-name="ro1">
          <table:table-cell/>
          <table:table-cell office:value-type="string" calcext:value-type="string">
            <text:p><text:tab/>addi<text:tab/>r5, r5, #4</text:p>
          </table:table-cell>
          <table:table-cell table:number-columns-repeated="7"/>
          <table:table-cell office:value-type="string" calcext:value-type="string">
            <text:p><text:tab/>nop</text:p>
          </table:table-cell>
        </table:table-row>
        <table:table-row table:style-name="ro1">
          <table:table-cell/>
          <table:table-cell office:value-type="string" calcext:value-type="string">
            <text:p><text:tab/>trap<text:tab/>0</text:p>
          </table:table-cell>
          <table:table-cell table:number-columns-repeated="7"/>
          <table:table-cell office:value-type="string" calcext:value-type="string">
            <text:p><text:tab/>addi<text:tab/>r7,r6,#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6,-12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(r6),r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7,-8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6,r0,#10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mod<text:tab/>r6,r7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-8(r4)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7,-8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6,r0,#1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div<text:tab/>r6,r7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-4(r4)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6,-4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7,r6,#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6,-12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(r6),r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7,-8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6,r0,#1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mod<text:tab/>r6,r7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-8(r4)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7,-8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6,r0,#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div<text:tab/>r6,r7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-4(r4)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6,-4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7,r6,#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6,-12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(r6),r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7,-8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6,r0,#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mod<text:tab/>r6,r7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-8(r4)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7,-12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6,r0,#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(r7)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7,-12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6,r0,#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(r7)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7,-12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6,r0,#6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(r7)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6,r0,#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-4(r4)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6,-4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7,r6,#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6,-12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(r6),r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6,r0,#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-4(r4)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6,-4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7,r6,#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6,-12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(r6),r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6,r0,#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-4(r4)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6,-4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7,r6,#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6,-12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(r6),r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7,-12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6,r0,#1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(r7)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7,-12(r4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6,r0,#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sw<text:tab/>(r7),r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6,r0,#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3,4(r4)<text:tab/>; pop LinkRegister(r3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addi<text:tab/>r5,r4,#8<text:tab/>; StackPointer = FramePointer+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lw<text:tab/>r4,(r4)<text:tab/><text:tab/>; restore FramePointe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n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jpr<text:tab/>r3<text:tab/><text:tab/>; retur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.size<text:tab/>_main, .-_mai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tab/>.ident<text:tab/>"GCC: (GNU) 4.2.2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0" number:min-integer-digits="8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jad </meta:initial-creator>
    <meta:creation-date>2017-10-12T14:23:22.777188743</meta:creation-date>
    <dc:date>2017-10-12T14:47:56.003121104</dc:date>
    <dc:creator>sajjad </dc:creator>
    <meta:editing-duration>PT8M22S</meta:editing-duration>
    <meta:editing-cycles>2</meta:editing-cycles>
    <meta:generator>LibreOffice/4.2.8.2$Linux_X86_64 LibreOffice_project/420m0$Build-2</meta:generator>
    <meta:printed-by>sajjad </meta:printed-by>
    <meta:print-date>2017-10-12T14:47:49.982600874</meta:print-date>
    <meta:document-statistic meta:table-count="2" meta:cell-count="743" meta:object-count="0"/>
  </office:meta>
</office:document-meta>
</file>